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P2" style:parent-style-name="Normal" style:family="paragraph">
      <style:paragraph-properties fo:margin-bottom="0in" fo:line-height="100%"/>
    </style:style>
    <style:style style:name="P3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fo:background-color="#FFFF00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fo:background-color="#FFFF00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fo:background-color="#FFFF00"/>
    </style:style>
    <style:style style:name="P109" style:parent-style-name="Normal" style:family="paragraph">
      <style:paragraph-properties fo:margin-bottom="0in" fo:line-height="100%"/>
    </style:style>
    <style:style style:name="P110" style:parent-style-name="Normal" style:family="paragraph">
      <style:paragraph-properties fo:margin-bottom="0in" fo:line-height="100%"/>
    </style:style>
    <style:style style:name="P111" style:parent-style-name="Normal" style:family="paragraph">
      <style:paragraph-properties fo:margin-bottom="0in" fo:line-height="100%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family="paragraph">
      <style:paragraph-properties fo:margin-bottom="0in" fo:line-height="100%"/>
    </style:style>
    <style:style style:name="P117" style:parent-style-name="Normal" style:family="paragraph">
      <style:paragraph-properties fo:margin-bottom="0in" fo:line-height="100%"/>
    </style:style>
    <style:style style:name="P118" style:parent-style-name="Normal" style:family="paragraph">
      <style:paragraph-properties fo:margin-bottom="0in" fo:line-height="100%"/>
    </style:style>
    <style:style style:name="P119" style:parent-style-name="Normal" style:family="paragraph">
      <style:paragraph-properties fo:margin-bottom="0in" fo:line-height="100%"/>
    </style:style>
    <style:style style:name="P120" style:parent-style-name="Normal" style:family="paragraph">
      <style:paragraph-properties fo:margin-bottom="0in" fo:line-height="100%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Trader Notifications</text:p>
      <text:p text:style-name="P2"/>
      <text:p text:style-name="P3">XML 1 Acceptance Notification</text:p>
      <text:p text:style-name="P4"/>
      <text:p text:style-name="P5">&lt;?xml version="1.0" encoding="UTF-8"?&gt;</text:p>
      <text:p text:style-name="P6">&lt;v3:notifyTrader xmlns:_2="urn:wco:datamodel:WCO:DocumentMetaData-DMS:2" xmlns:_2_1="urn:wco:datamodel:WCO:RES-DMS:2" xmlns:_2_2="urn:wco:datamodel:WCO:Response_DS:DMS:2" xmlns:v3="http://core.dms/TraderNotificationServiceSOAP/v3/"&gt;</text:p>
      <text:p text:style-name="P7"><text:s text:c="2"/>&lt;_2:MetaData&gt;&lt;_2:WCODataModelVersionCode&gt;3.6&lt;/_2:WCODataModelVersionCode&gt;&lt;_2:WCOTypeName&gt;RES&lt;/_2:WCOTypeName&gt;&lt;_2:ResponsibleCountryCode/&gt;&lt;_2:ResponsibleAgencyName/&gt;&lt;_2:AgencyAssignedCustomizationCode/&gt;&lt;_2:AgencyAssignedCustomizationVersionCode/&gt;&lt;_2_1:Response&gt;</text:p>
      <text:p text:style-name="P8"><text:s text:c="6"/><text:span text:style-name="T9">&lt;_2_1:FunctionCode&gt;01&lt;/_2_1:FunctionCode&gt;</text:span><text:s text:c="6"/></text:p>
      <text:p text:style-name="P10">&lt;_2_1:FunctionalReferenceID&gt;b7f89a85946a4f128bca236bc6e79858&lt;/_2_1:FunctionalReferenceID&gt;</text:p>
      <text:p text:style-name="P11"><text:s text:c="6"/>&lt;_2_1:IssueDateTime&gt;</text:p>
      <text:p text:style-name="P12"><text:s text:c="8"/>&lt;_2_2:DateTimeString formatCode="304"&gt;20180921181233+01&lt;/_2_2:DateTimeString&gt;</text:p>
      <text:p text:style-name="P13"><text:s text:c="6"/>&lt;/_2_1:IssueDateTime&gt;</text:p>
      <text:p text:style-name="P14"><text:s text:c="6"/>&lt;_2_1:AdditionalInformation&gt;</text:p>
      <text:p text:style-name="P15"><text:s text:c="8"/>&lt;_2_1:StatementCode&gt;smartErrorMsg&lt;/_2_1:StatementCode&gt;</text:p>
      <text:p text:style-name="P16"><text:s text:c="8"/>&lt;_2_1:StatementDescription&gt;Value per kilo appears too high for this commodity&lt;/_2_1:StatementDescription&gt;</text:p>
      <text:p text:style-name="P17"><text:s text:c="8"/>&lt;_2_1:StatementTypeCode&gt;1&lt;/_2_1:StatementTypeCode&gt;</text:p>
      <text:p text:style-name="P18"><text:s text:c="8"/>&lt;_2_1:Pointer&gt;</text:p>
      <text:p text:style-name="P19"><text:s text:c="10"/>&lt;_2_1:SequenceNumeric&gt;1&lt;/_2_1:SequenceNumeric&gt;</text:p>
      <text:p text:style-name="P20"><text:s text:c="10"/>&lt;_2_1:DocumentSectionCode&gt;07B&lt;/_2_1:DocumentSectionCode&gt;</text:p>
      <text:p text:style-name="P21"><text:s text:c="8"/>&lt;/_2_1:Pointer&gt;</text:p>
      <text:p text:style-name="P22"><text:s text:c="8"/>&lt;_2_1:Pointer&gt;</text:p>
      <text:p text:style-name="P23"><text:s text:c="10"/>&lt;_2_1:SequenceNumeric&gt;1&lt;/_2_1:SequenceNumeric&gt;</text:p>
      <text:p text:style-name="P24"><text:s text:c="10"/>&lt;_2_1:DocumentSectionCode&gt;53A&lt;/_2_1:DocumentSectionCode&gt;</text:p>
      <text:p text:style-name="P25"><text:s text:c="8"/>&lt;/_2_1:Pointer&gt;</text:p>
      <text:p text:style-name="P26"><text:s text:c="6"/>&lt;/_2_1:AdditionalInformation&gt;</text:p>
      <text:p text:style-name="P27"><text:s text:c="6"/>&lt;_2_1:Error&gt;</text:p>
      <text:p text:style-name="P28"><text:s text:c="8"/>&lt;_2_1:Description&gt;Value per kilo appears too high for this commodity&lt;/_2_1:Description&gt;</text:p>
      <text:p text:style-name="P29"><text:s text:c="8"/>&lt;_2_1:ValidationCode&gt;DMS13000&lt;/_2_1:ValidationCode&gt;</text:p>
      <text:p text:style-name="P30"><text:s text:c="8"/>&lt;_2_1:Pointer&gt;</text:p>
      <text:p text:style-name="P31"><text:s text:c="10"/>&lt;_2_1:DocumentSectionCode&gt;42A&lt;/_2_1:DocumentSectionCode&gt;</text:p>
      <text:p text:style-name="P32"><text:s text:c="8"/>&lt;/_2_1:Pointer&gt;</text:p>
      <text:p text:style-name="P33"><text:s text:c="8"/>&lt;_2_1:Pointer&gt;</text:p>
      <text:p text:style-name="P34"><text:s text:c="10"/>&lt;_2_1:DocumentSectionCode&gt;67A&lt;/_2_1:DocumentSectionCode&gt;</text:p>
      <text:p text:style-name="P35"><text:s text:c="8"/>&lt;/_2_1:Pointer&gt;</text:p>
      <text:p text:style-name="P36"><text:s text:c="8"/>&lt;_2_1:Pointer&gt;</text:p>
      <text:p text:style-name="P37"><text:s text:c="10"/>&lt;_2_1:SequenceNumeric&gt;1&lt;/_2_1:SequenceNumeric&gt;</text:p>
      <text:p text:style-name="P38"><text:s text:c="10"/>&lt;_2_1:DocumentSectionCode&gt;68A&lt;/_2_1:DocumentSectionCode&gt;</text:p>
      <text:p text:style-name="P39"><text:s text:c="8"/>&lt;/_2_1:Pointer&gt;</text:p>
      <text:p text:style-name="P40"><text:s text:c="6"/>&lt;/_2_1:Error&gt;</text:p>
      <text:p text:style-name="P41"><text:s text:c="6"/>&lt;_2_1:Declaration&gt;</text:p>
      <text:p text:style-name="P42"><text:s text:c="8"/>&lt;_2_1:AcceptanceDateTime&gt;</text:p>
      <text:p text:style-name="P43"><text:s text:c="10"/>&lt;_2_2:DateTimeString formatCode="304"&gt;20180918010000+01&lt;/_2_2:DateTimeString&gt;</text:p>
      <text:soft-page-break/>
      <text:p text:style-name="P44"><text:s text:c="8"/>&lt;/_2_1:AcceptanceDateTime&gt;</text:p>
      <text:p text:style-name="P45"><text:s text:c="8"/>&lt;_2_1:FunctionalReferenceID&gt;TonyTest04&lt;/_2_1:FunctionalReferenceID&gt;</text:p>
      <text:p text:style-name="P46"><text:s text:c="8"/>&lt;_2_1:ID&gt;18GBAGTOJ7D25FGVR1&lt;/_2_1:ID&gt;</text:p>
      <text:p text:style-name="P47"><text:s text:c="8"/>&lt;_2_1:VersionID&gt;1&lt;/_2_1:VersionID&gt;</text:p>
      <text:p text:style-name="P48"><text:s text:c="6"/>&lt;/_2_1:Declaration&gt;</text:p>
      <text:p text:style-name="P49"><text:s text:c="4"/>&lt;/_2_1:Response&gt;&lt;/_2:MetaData&gt;</text:p>
      <text:p text:style-name="P50">&lt;/v3:notifyTrader&gt;</text:p>
      <text:p text:style-name="P51"/>
      <text:p text:style-name="P52"/>
      <text:p text:style-name="P53"/>
      <text:p text:style-name="P54">XML 2 Tax Notification</text:p>
      <text:p text:style-name="P55"/>
      <text:p text:style-name="P56">&lt;?xml version="1.0" encoding="UTF-8"?&gt;</text:p>
      <text:p text:style-name="P57">&lt;v3:notifyTrader xmlns:_2="urn:wco:datamodel:WCO:DocumentMetaData-DMS:2" xmlns:_2_1="urn:wco:datamodel:WCO:RES-DMS:2" xmlns:_2_2="urn:wco:datamodel:WCO:Response_DS:DMS:2" xmlns:v3="http://core.dms/TraderNotificationServiceSOAP/v3/"&gt;</text:p>
      <text:p text:style-name="P58"><text:s text:c="2"/>&lt;_2:MetaData&gt;&lt;_2:WCODataModelVersionCode&gt;3.6&lt;/_2:WCODataModelVersionCode&gt;&lt;_2:WCOTypeName&gt;RES&lt;/_2:WCOTypeName&gt;&lt;_2:ResponsibleCountryCode/&gt;&lt;_2:ResponsibleAgencyName/&gt;&lt;_2:AgencyAssignedCustomizationCode/&gt;&lt;_2:AgencyAssignedCustomizationVersionCode/&gt;&lt;_2_1:Response&gt;</text:p>
      <text:p text:style-name="P59"><text:s text:c="6"/><text:span text:style-name="T60">&lt;_2_1:FunctionCode&gt;13&lt;/_2_1:FunctionCode&gt;</text:span></text:p>
      <text:p text:style-name="P61"><text:s text:c="6"/>&lt;_2_1:FunctionalReferenceID&gt;a89b9b6a343b4f67bf595219ebc5c505&lt;/_2_1:FunctionalReferenceID&gt;</text:p>
      <text:p text:style-name="P62"><text:s text:c="6"/>&lt;_2_1:IssueDateTime&gt;</text:p>
      <text:p text:style-name="P63"><text:s text:c="8"/>&lt;_2_2:DateTimeString formatCode="304"&gt;20180921181236+01&lt;/_2_2:DateTimeString&gt;</text:p>
      <text:p text:style-name="P64"><text:s text:c="6"/>&lt;/_2_1:IssueDateTime&gt;</text:p>
      <text:p text:style-name="P65"><text:s text:c="6"/>&lt;_2_1:Bank&gt;</text:p>
      <text:p text:style-name="P66"><text:s text:c="8"/>&lt;_2_1:ReferenceID&gt;CITIGB2LLON&lt;/_2_1:ReferenceID&gt;</text:p>
      <text:p text:style-name="P67"><text:s text:c="8"/>&lt;_2_1:ID&gt;GB25CITI08320011963155&lt;/_2_1:ID&gt;</text:p>
      <text:p text:style-name="P68"><text:s text:c="6"/>&lt;/_2_1:Bank&gt;</text:p>
      <text:p text:style-name="P69"><text:s text:c="6"/>&lt;_2_1:Status&gt;</text:p>
      <text:p text:style-name="P70"><text:s text:c="8"/>&lt;_2_1:NameCode&gt;4&lt;/_2_1:NameCode&gt;</text:p>
      <text:p text:style-name="P71"><text:s text:c="6"/>&lt;/_2_1:Status&gt;</text:p>
      <text:p text:style-name="P72"><text:s text:c="6"/>&lt;_2_1:Declaration&gt;</text:p>
      <text:p text:style-name="P73"><text:s text:c="8"/>&lt;_2_1:FunctionalReferenceID&gt;TonyTest04&lt;/_2_1:FunctionalReferenceID&gt;</text:p>
      <text:p text:style-name="P74"><text:s text:c="8"/>&lt;_2_1:ID&gt;18GBAGTOJ7D25FGVR1&lt;/_2_1:ID&gt;</text:p>
      <text:p text:style-name="P75"><text:s text:c="8"/>&lt;_2_1:VersionID&gt;1&lt;/_2_1:VersionID&gt;</text:p>
      <text:p text:style-name="P76"><text:s text:c="8"/>&lt;_2_1:GoodsShipment&gt;</text:p>
      <text:p text:style-name="P77"><text:s text:c="10"/>&lt;_2_1:GovernmentAgencyGoodsItem&gt;</text:p>
      <text:p text:style-name="P78"><text:s text:c="12"/>&lt;_2_1:SequenceNumeric&gt;1&lt;/_2_1:SequenceNumeric&gt;</text:p>
      <text:p text:style-name="P79"><text:s text:c="12"/>&lt;_2_1:Commodity&gt;</text:p>
      <text:p text:style-name="P80"><text:s text:c="14"/>&lt;_2_1:DutyTaxFee&gt;</text:p>
      <text:p text:style-name="P81"><text:s text:c="16"/>&lt;_2_1:AdValoremTaxBaseAmount&gt;1000.00&lt;/_2_1:AdValoremTaxBaseAmount&gt;</text:p>
      <text:p text:style-name="P82"><text:s text:c="16"/>&lt;_2_1:DeductAmount&gt;0.00&lt;/_2_1:DeductAmount&gt;</text:p>
      <text:p text:style-name="P83"><text:s text:c="16"/>&lt;_2_1:DutyRegimeCode&gt;100&lt;/_2_1:DutyRegimeCode&gt;</text:p>
      <text:p text:style-name="P84"><text:s text:c="16"/>&lt;_2_1:TaxRateNumeric&gt;7.70&lt;/_2_1:TaxRateNumeric&gt;</text:p>
      <text:p text:style-name="P85"><text:s text:c="16"/>&lt;_2_1:TypeCode&gt;A00&lt;/_2_1:TypeCode&gt;</text:p>
      <text:p text:style-name="P86"><text:s text:c="16"/>&lt;_2_1:Payment&gt;</text:p>
      <text:soft-page-break/>
      <text:p text:style-name="P87"><text:s text:c="18"/>&lt;_2_1:TaxAssessedAmount&gt;77.00&lt;/_2_1:TaxAssessedAmount&gt;</text:p>
      <text:p text:style-name="P88"><text:s text:c="18"/>&lt;_2_1:PaymentAmount&gt;77.00&lt;/_2_1:PaymentAmount&gt;</text:p>
      <text:p text:style-name="P89"><text:s text:c="16"/>&lt;/_2_1:Payment&gt;</text:p>
      <text:p text:style-name="P90"><text:s text:c="14"/>&lt;/_2_1:DutyTaxFee&gt;</text:p>
      <text:p text:style-name="P91"><text:s text:c="14"/>&lt;_2_1:DutyTaxFee&gt;</text:p>
      <text:p text:style-name="P92"><text:s text:c="16"/>&lt;_2_1:AdValoremTaxBaseAmount&gt;1077.00&lt;/_2_1:AdValoremTaxBaseAmount&gt;</text:p>
      <text:p text:style-name="P93"><text:s text:c="16"/>&lt;_2_1:DeductAmount&gt;0.00&lt;/_2_1:DeductAmount&gt;</text:p>
      <text:p text:style-name="P94"><text:s text:c="16"/>&lt;_2_1:DutyRegimeCode&gt;100&lt;/_2_1:DutyRegimeCode&gt;</text:p>
      <text:p text:style-name="P95"><text:s text:c="16"/>&lt;_2_1:TaxRateNumeric&gt;0.00&lt;/_2_1:TaxRateNumeric&gt;</text:p>
      <text:p text:style-name="P96"><text:s text:c="16"/>&lt;_2_1:TypeCode&gt;B00&lt;/_2_1:TypeCode&gt;</text:p>
      <text:p text:style-name="P97"><text:s text:c="16"/>&lt;_2_1:Payment&gt;</text:p>
      <text:p text:style-name="P98"><text:s text:c="18"/>&lt;_2_1:TaxAssessedAmount&gt;0.00&lt;/_2_1:TaxAssessedAmount&gt;</text:p>
      <text:p text:style-name="P99"><text:s text:c="18"/>&lt;_2_1:PaymentAmount&gt;0.00&lt;/_2_1:PaymentAmount&gt;</text:p>
      <text:p text:style-name="P100"><text:s text:c="16"/>&lt;/_2_1:Payment&gt;</text:p>
      <text:p text:style-name="P101"><text:s text:c="14"/>&lt;/_2_1:DutyTaxFee&gt;</text:p>
      <text:p text:style-name="P102"><text:s text:c="12"/>&lt;/_2_1:Commodity&gt;</text:p>
      <text:p text:style-name="P103"><text:s text:c="10"/>&lt;/_2_1:GovernmentAgencyGoodsItem&gt;</text:p>
      <text:p text:style-name="P104"><text:s text:c="8"/>&lt;/_2_1:GoodsShipment&gt;</text:p>
      <text:p text:style-name="P105"><text:s text:c="6"/>&lt;/_2_1:Declaration&gt;</text:p>
      <text:p text:style-name="P106"><text:s text:c="4"/>&lt;/_2_1:Response&gt;&lt;_2_1:Response&gt;</text:p>
      <text:p text:style-name="P107"><text:s text:c="6"/><text:span text:style-name="T108">&lt;_2_1:FunctionCode&gt;09&lt;/_2_1:FunctionCode&gt;</text:span></text:p>
      <text:p text:style-name="P109"><text:s text:c="6"/>&lt;_2_1:FunctionalReferenceID&gt;82053d50bfc64792b1e33e9f99a8b86f&lt;/_2_1:FunctionalReferenceID&gt;</text:p>
      <text:p text:style-name="P110"><text:s text:c="6"/>&lt;_2_1:IssueDateTime&gt;</text:p>
      <text:p text:style-name="P111"><text:s text:c="8"/>&lt;_2_2:DateTimeString formatCode="304"&gt;20180921181236+01&lt;/_2_2:DateTimeString&gt;</text:p>
      <text:p text:style-name="P112"><text:s text:c="6"/>&lt;/_2_1:IssueDateTime&gt;</text:p>
      <text:p text:style-name="P113"><text:s text:c="6"/>&lt;_2_1:AdditionalInformation&gt;</text:p>
      <text:p text:style-name="P114"><text:s text:c="8"/>&lt;_2_1:StatementCode&gt;A2&lt;/_2_1:StatementCode&gt;</text:p>
      <text:p text:style-name="P115"><text:s text:c="8"/>&lt;_2_1:StatementTypeCode&gt;AFB&lt;/_2_1:StatementTypeCode&gt;</text:p>
      <text:p text:style-name="P116"><text:s text:c="6"/>&lt;/_2_1:AdditionalInformation&gt;</text:p>
      <text:p text:style-name="P117"><text:s text:c="6"/>&lt;_2_1:Declaration&gt;</text:p>
      <text:p text:style-name="P118"><text:s text:c="8"/>&lt;_2_1:FunctionalReferenceID&gt;TonyTest04&lt;/_2_1:FunctionalReferenceID&gt;</text:p>
      <text:p text:style-name="P119"><text:s text:c="8"/>&lt;_2_1:ID&gt;18GBAGTOJ7D25FGVR1&lt;/_2_1:ID&gt;</text:p>
      <text:p text:style-name="P120"><text:s text:c="8"/>&lt;_2_1:VersionID&gt;1&lt;/_2_1:VersionID&gt;</text:p>
      <text:p text:style-name="P121"><text:s text:c="6"/>&lt;/_2_1:Declaration&gt;</text:p>
      <text:p text:style-name="P122"><text:s text:c="4"/>&lt;/_2_1:Response&gt;&lt;/_2:MetaData&gt;</text:p>
      <text:p text:style-name="P123">&lt;/v3:notifyTrader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akins, Tony</meta:initial-creator>
    <dc:creator>Eakins, Tony</dc:creator>
    <meta:creation-date>2018-09-21T17:15:00Z</meta:creation-date>
    <dc:date>2018-09-21T17:50:00Z</dc:date>
    <meta:template xlink:href="Normal.dotm" xlink:type="simple"/>
    <meta:editing-cycles>1</meta:editing-cycles>
    <meta:editing-duration>PT2100S</meta:editing-duration>
    <meta:document-statistic meta:page-count="3" meta:paragraph-count="12" meta:word-count="901" meta:character-count="6031" meta:row-count="42" meta:non-whitespace-character-count="5142"/>
  </office:meta>
</office:document-meta>
</file>